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23mm"/>
    </style:style>
    <style:style style:name="co2" style:family="table-column">
      <style:table-column-properties fo:break-before="auto" style:column-width="32.31mm"/>
    </style:style>
    <style:style style:name="co3" style:family="table-column">
      <style:table-column-properties fo:break-before="auto" style:column-width="24.32mm"/>
    </style:style>
    <style:style style:name="co4" style:family="table-column">
      <style:table-column-properties fo:break-before="auto" style:column-width="36.3mm"/>
    </style:style>
    <style:style style:name="co5" style:family="table-column">
      <style:table-column-properties fo:break-before="auto" style:column-width="33.58mm"/>
    </style:style>
    <style:style style:name="co6" style:family="table-column">
      <style:table-column-properties fo:break-before="auto" style:column-width="33.2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wrap-option="no-wrap"/>
      <style:paragraph-properties fo:text-align="center" fo:margin-left="0mm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wrap-option="no-wrap"/>
      <style:paragraph-properties fo:text-align="center" fo:margin-left="0mm"/>
    </style:style>
    <style:style style:name="ce11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Comparative_analyses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Scaling</text:p>
          </table:table-cell>
          <table:table-cell table:style-name="Default" office:value-type="string" calcext:value-type="string">
            <text:p>Regularization</text:p>
          </table:table-cell>
          <table:table-cell table:style-name="ce9" office:value-type="string" calcext:value-type="string">
            <text:p>Batch Accuracy</text:p>
          </table:table-cell>
          <table:table-cell table:style-name="ce9" office:value-type="string" calcext:value-type="string">
            <text:p>Stochastic Accuracy</text:p>
          </table:table-cell>
          <table:table-cell table:style-name="ce9" office:value-type="string" calcext:value-type="string">
            <text:p>Mini Batch Accurac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percentage" office:value="0.8" calcext:value-type="percentage">
            <text:p>80.00%</text:p>
          </table:table-cell>
          <table:table-cell office:value-type="percentage" office:value="0.7667" calcext:value-type="percentage">
            <text:p>76.67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3" office:value-type="percentage" office:value="0.9" calcext:value-type="percentage">
            <text:p>90.00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</text:p>
          </table:table-cell>
          <table:table-cell office:value-type="percentage" office:value="0.7667" calcext:value-type="percentage">
            <text:p>76.67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9" calcext:value-type="percentage">
            <text:p>90.00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7333" calcext:value-type="percentage">
            <text:p>73.33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percentage" office:value="0.7667" calcext:value-type="percentage">
            <text:p>76.67%</text:p>
          </table:table-cell>
          <table:table-cell office:value-type="percentage" office:value="0.9" calcext:value-type="percentage">
            <text:p>90.00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Yes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7333" calcext:value-type="percentage">
            <text:p>73.33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2">00/00/0000</text:date>, <text:time style:data-style-name="N2" text:time-value="19:02:00.5176075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22T18:59:08.764908890</dc:date>
    <meta:editing-duration>PT26M32S</meta:editing-duration>
    <meta:editing-cycles>10</meta:editing-cycles>
    <meta:generator>LibreOffice/6.0.7.3$Linux_X86_64 LibreOffice_project/00m0$Build-3</meta:generator>
    <meta:document-statistic meta:table-count="1" meta:cell-count="42" meta:object-count="0"/>
  </office:meta>
</office:document-meta>
</file>